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939cm" fo:margin-left="1.836cm" fo:margin-right="10.111cm" table:align="margins"/>
    </style:style>
    <style:style style:name="Таблица1.A" style:family="table-column">
      <style:table-column-properties style:column-width="2.891cm" style:rel-column-width="31909*"/>
    </style:style>
    <style:style style:name="Таблица1.B" style:family="table-column">
      <style:table-column-properties style:column-width="3.048cm" style:rel-column-width="3362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3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P4" style:family="paragraph" style:parent-style-name="Standard" style:list-style-name="L3">
      <style:text-properties style:font-name="Liberation Serif" fo:font-size="11pt" fo:language="ru" fo:country="RU" style:font-size-asian="11pt" style:font-size-complex="11pt"/>
    </style:style>
    <style:style style:name="P5" style:family="paragraph" style:parent-style-name="Standard" style:list-style-name="L4">
      <style:text-properties style:font-name="Liberation Serif" fo:font-size="11pt" fo:language="ru" fo:country="RU" style:font-size-asian="11pt" style:font-size-complex="11pt"/>
    </style:style>
    <style:style style:name="P6" style:family="paragraph" style:parent-style-name="Standard">
      <style:text-properties style:font-name="Liberation Serif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4">
      <style:text-properties style:font-name="Liberation Serif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3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 style:list-style-name="L3">
      <style:text-properties style:font-name="Liberation Serif" fo:font-size="11pt" fo:language="ru" fo:country="RU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4">
      <style:text-properties style:font-name="Liberation Serif" fo:font-size="11pt" fo:language="ru" fo:country="RU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 style:list-style-name="L4">
      <style:text-properties style:font-name="Liberation Serif" fo:font-size="11pt" fo:language="ru" fo:country="RU" style:text-underline-style="none" style:font-size-asian="11pt" style:font-size-complex="11pt"/>
    </style:style>
    <style:style style:name="P12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13" style:family="paragraph" style:parent-style-name="Standard" style:list-style-name="L2">
      <style:text-properties style:font-name="Liberation Serif" fo:font-size="11pt" style:font-size-asian="11pt" style:font-size-complex="11pt"/>
    </style:style>
    <style:style style:name="P14" style:family="paragraph" style:parent-style-name="Standard" style:list-style-name="L2">
      <style:text-properties style:font-name="Liberation Serif" fo:font-size="11pt" fo:language="en" fo:country="US" style:font-size-asian="11pt" style:font-size-complex="11pt"/>
    </style:style>
    <style:style style:name="P15" style:family="paragraph" style:parent-style-name="Table_20_Contents"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text-properties style:font-name="Liberation Serif" fo:font-size="11pt" fo:language="en" fo:country="US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style:font-name="Courier New" fo:language="ru" fo:country="RU"/>
    </style:style>
    <style:style style:name="T4" style:family="text">
      <style:text-properties style:font-name="Courier New" fo:font-size="7pt" fo:language="ru" fo:country="RU" style:font-size-asian="7pt" style:font-size-complex="7pt"/>
    </style:style>
    <style:style style:name="T5" style:family="text">
      <style:text-properties style:font-name="Courier New" style:text-underline-style="none"/>
    </style:style>
    <style:style style:name="T6" style:family="text">
      <style:text-properties style:font-name="Courier New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font-name="Courier New" style:text-underline-style="solid" style:text-underline-width="auto" style:text-underline-color="font-color"/>
    </style:style>
    <style:style style:name="T8" style:family="text">
      <style:text-properties fo:color="#ff0000" style:font-name="Courier New"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7pt" fo:language="ru" fo:country="RU" style:font-size-asian="7pt" style:font-size-complex="7pt"/>
    </style:style>
    <style:style style:name="T12" style:family="text">
      <style:text-properties style:text-underline-style="none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17</text:p>
      <text:p text:style-name="P1">Щелочи</text:p>
      <text:p text:style-name="P1"/>
      <text:p text:style-name="P2"><text:span text:style-name="T1">Щелочи</text:span> — электролиты, которые при диссоциации образуют катионы Ме и анионы гидроксильных групп (ОН).</text:p>
      <text:p text:style-name="P2"/>
      <text:p text:style-name="P6">Получение щелочей</text:p>
      <text:list xml:id="list736365723" text:style-name="L1">
        <text:list-item>
          <text:p text:style-name="P12"><text:span text:style-name="T10">Активный Ме + Н</text:span><text:span text:style-name="T11">2</text:span><text:span text:style-name="T10">О</text:span></text:p>
        </text:list-item>
      </text:list>
      <text:list xml:id="list3874410249" text:style-name="L2">
        <text:list-header>
          <text:p text:style-name="P3"><draw:frame draw:style-name="fr1" draw:name="Объект2" text:anchor-type="as-char" svg:width="4.884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</text:list-header>
        <text:list-item text:start-value="2">
          <text:p text:style-name="P13"><text:span text:style-name="T10">Оксид акт.Ме + Н</text:span><text:span text:style-name="T11">2</text:span><text:span text:style-name="T10">О</text:span></text:p>
          <text:p text:style-name="P3"><draw:frame draw:style-name="fr1" draw:name="Объект3" text:anchor-type="as-char" svg:width="4.362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</text:list-item>
        <text:list-item>
          <text:p text:style-name="P13">Электролиз водных растворов солей акт.Ме</text:p>
          <text:p text:style-name="P14">(9 <text:span text:style-name="T10">класс)</text:span></text:p>
        </text:list-item>
      </text:list>
      <text:p text:style-name="P2"/>
      <text:p text:style-name="P6">Химические свойства</text:p>
      <text:list xml:id="list1745870344" text:style-name="L3">
        <text:list-item>
          <text:p text:style-name="P9"><text:span text:style-name="T12">Взаимодействие щелочей с </text:span>Ме</text:p>
          <text:p text:style-name="P4"><text:span text:style-name="T9">!!!</text:span>Щелочи <text:span text:style-name="T13">реагируют с Ме</text:span>, у которых <text:span text:style-name="T1">нет основных оксидов и гидроксидов.</text:span></text:p>
          <text:p text:style-name="P8"><draw:frame draw:style-name="fr1" draw:name="Объект4" text:anchor-type="as-char" svg:width="8.022cm" svg:height="1.83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</text:list-item>
      </text:list>
      <text:list xml:id="list2620983575" text:style-name="L4">
        <text:list-item>
          <text:p text:style-name="P10">Взаимодействие щелочей с кислотными и амфотерными оксидами</text:p>
          <text:p text:style-name="P11"><draw:frame draw:style-name="fr1" draw:name="Объект6" text:anchor-type="as-char" svg:width="7.332cm" svg:height="1.886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</text:list-item>
        <text:list-item>
          <text:p text:style-name="P10">Щелочи + кислоты</text:p>
          <text:p text:style-name="P10">Щелочи + амфотерные гидроксиды</text:p>
          <text:p text:style-name="P11"><draw:frame draw:style-name="fr1" draw:name="Объект7" text:anchor-type="as-char" svg:width="6.249cm" svg:height="2.307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text:p text:style-name="P7">Возможности реакции нейтрализации</text:p>
          <text:p text:style-name="P5"><text:span text:style-name="T12"><text:s/>Сколько солей </text:span><text:span text:style-name="T12"><draw:frame draw:style-name="fr1" draw:name="Объект8" text:anchor-type="as-char" svg:width="3.782cm" svg:height="0.53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<draw:frame draw:style-name="fr1" draw:name="Объект9" text:anchor-type="as-char" svg:width="1.852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16"><draw:frame draw:style-name="fr2" draw:name="Объект10" text:anchor-type="as-char" svg:y="0cm" svg:width="1.519cm" svg:height="0.531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5"><draw:frame draw:style-name="fr1" draw:name="Объект11" text:anchor-type="as-char" svg:width="1.575cm" svg:height="0.527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5"><draw:frame draw:style-name="fr2" draw:name="Объект13" text:anchor-type="as-char" svg:y="0cm" svg:width="1.6cm" svg:height="0.591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5"><draw:frame draw:style-name="fr1" draw:name="Объект12" text:anchor-type="as-char" svg:width="1.088cm" svg:height="0.527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5"><draw:frame draw:style-name="fr1" draw:name="Объект14" text:anchor-type="as-char" svg:width="1.626cm" svg:height="0.591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><draw:frame draw:style-name="fr1" draw:name="Объект15" text:anchor-type="as-char" svg:width="1.184cm" svg:height="0.591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</table:table>
      <text:list xml:id="list202010155650713" text:continue-numbering="true" text:style-name="L4">
        <text:list-item>
          <text:list>
            <text:list-header>
              <text:p text:style-name="P11">Учитывая, что соль не может быть одновременно и кислой и основной, получается следующее:</text:p>
              <text:list>
                <text:list-header>
                  <text:p text:style-name="P11"><draw:frame draw:style-name="fr1" draw:name="Объект16" text:anchor-type="as-char" svg:width="3.38cm" svg:height="2.247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    </text:list-header>
                <text:list-item>
                  <text:p text:style-name="P10">Взаимодействие щелочей с солями</text:p>
                  <text:p text:style-name="P11">Это реакция обмена — требуются условия ее сохранения.</text:p>
                  <text:p text:style-name="P11"><draw:frame draw:style-name="fr1" draw:name="Объект17" text:anchor-type="as-char" svg:width="8.123cm" svg:height="2.24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    </text:list-item>
              </text:list>
            </text:list-header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38cm" fo:margin-bottom="0.173cm" fo:margin-left="1.138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1:42:05.70</meta:creation-date>
    <dc:date>2018-12-18T20:20:07.836186944</dc:date>
    <meta:editing-duration>PT2H35M39S</meta:editing-duration>
    <meta:editing-cycles>5</meta:editing-cycles>
    <meta:generator>LibreOffice/6.0.6.2$Linux_X86_64 LibreOffice_project/00m0$Build-2</meta:generator>
    <meta:document-statistic meta:table-count="1" meta:image-count="0" meta:object-count="15" meta:page-count="1" meta:paragraph-count="33" meta:word-count="100" meta:character-count="673" meta:non-whitespace-character-count="595"/>
  </office:meta>
</office:document-meta>
</file>

<file path=Object 1/content.xml><?xml version="1.0" encoding="utf-8"?>
<math xmlns="http://www.w3.org/1998/Math/MathML">
  <semantics>
    <mrow>
      <mrow>
        <mi mathvariant="italic">Na</mi>
        <mo stretchy="false">+</mo>
        <msub>
          <mi>H</mi>
          <mn>2</mn>
        </msub>
      </mrow>
      <mi>O</mi>
      <mo stretchy="false">→</mo>
      <mrow>
        <mi mathvariant="italic">NaOH</mi>
        <mo stretchy="false">+</mo>
        <mfrac>
          <mn>1</mn>
          <mn>2</mn>
        </mfrac>
      </mrow>
      <msub>
        <mi>H</mi>
        <mn>2</mn>
      </msub>
    </mrow>
    <annotation encoding="StarMath 5.0">Na + H_2 O rightarrow NaOH + {1} over {2} H_2  </annotation>
  </semantics>
</math>
</file>

<file path=Object 10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</mrow>
    <annotation encoding="StarMath 5.0">H_3 PO_4</annotation>
  </semantics>
</math>
</file>

<file path=Object 11/content.xml><?xml version="1.0" encoding="utf-8"?>
<math xmlns="http://www.w3.org/1998/Math/MathML">
  <semantics>
    <msup>
      <mi mathvariant="italic">CaOH</mi>
      <mrow>
        <mo stretchy="false">+</mo>
        <mi/>
      </mrow>
    </msup>
    <annotation encoding="StarMath 5.0">CaOH^{+`}</annotation>
  </semantics>
</math>
</file>

<file path=Object 12/content.xml><?xml version="1.0" encoding="utf-8"?>
<math xmlns="http://www.w3.org/1998/Math/MathML">
  <semantics>
    <mrow>
      <msub>
        <mi>H</mi>
        <mn>2</mn>
      </msub>
      <msubsup>
        <mi mathvariant="italic">PO</mi>
        <mn>4</mn>
        <mrow>
          <mo stretchy="false">−</mo>
          <mi/>
        </mrow>
      </msubsup>
    </mrow>
    <annotation encoding="StarMath 5.0">H_2 PO_4^{-`}</annotation>
  </semantics>
</math>
</file>

<file path=Object 13/content.xml><?xml version="1.0" encoding="utf-8"?>
<math xmlns="http://www.w3.org/1998/Math/MathML">
  <semantics>
    <msup>
      <mi mathvariant="italic">Ca</mi>
      <mrow>
        <mn>2</mn>
        <mo stretchy="false">+</mo>
        <mi/>
      </mrow>
    </msup>
    <annotation encoding="StarMath 5.0">Ca^{2+`}</annotation>
  </semantics>
</math>
</file>

<file path=Object 14/content.xml><?xml version="1.0" encoding="utf-8"?>
<math xmlns="http://www.w3.org/1998/Math/MathML">
  <semantics>
    <mrow>
      <mi>H</mi>
      <msubsup>
        <mi mathvariant="italic">PO</mi>
        <mn>4</mn>
        <mrow>
          <mn>2</mn>
          <mo stretchy="false">−</mo>
          <mi/>
        </mrow>
      </msubsup>
    </mrow>
    <annotation encoding="StarMath 5.0">H PO_4^{2-`}</annotation>
  </semantics>
</math>
</file>

<file path=Object 15/content.xml><?xml version="1.0" encoding="utf-8"?>
<math xmlns="http://www.w3.org/1998/Math/MathML">
  <semantics>
    <msubsup>
      <mi mathvariant="italic">PO</mi>
      <mn>4</mn>
      <mrow>
        <mn>3</mn>
        <mo stretchy="false">−</mo>
        <mi/>
      </mrow>
    </msubsup>
    <annotation encoding="StarMath 5.0">PO_4^{3-`}</annotation>
  </semantics>
</math>
</file>

<file path=Object 16/content.xml><?xml version="1.0" encoding="utf-8"?>
<math xmlns="http://www.w3.org/1998/Math/MathML">
  <semantics>
    <mtable>
      <mtr>
        <mtd>
          <mrow>
            <mn>1.</mn>
            <msub>
              <mrow>
                <mo stretchy="false">(</mo>
                <msup>
                  <mi mathvariant="italic">СaOH</mi>
                  <mrow>
                    <mo stretchy="false">+</mo>
                    <mi/>
                  </mrow>
                </msup>
                <mo stretchy="false">)</mo>
              </mrow>
              <mn>3</mn>
            </msub>
            <msubsup>
              <mi mathvariant="italic">PO</mi>
              <mn>4</mn>
              <mrow>
                <mn>3</mn>
                <mo stretchy="false">−</mo>
                <mi/>
              </mrow>
            </msubsup>
          </mrow>
        </mtd>
      </mtr>
      <mtr>
        <mtd>
          <mrow>
            <mn>2.</mn>
            <mi mathvariant="italic">Ca</mi>
            <msub>
              <mrow>
                <mo stretchy="false">(</mo>
                <mrow>
                  <msub>
                    <mi>H</mi>
                    <mn>2</mn>
                  </msub>
                  <msub>
                    <mi mathvariant="italic">PO</mi>
                    <mn>4</mn>
                  </msub>
                </mrow>
                <mo stretchy="false">)</mo>
              </mrow>
              <mn>2</mn>
            </msub>
          </mrow>
        </mtd>
      </mtr>
      <mtr>
        <mtd>
          <mrow>
            <mn>3.Ca</mn>
            <mi>H</mi>
            <msub>
              <mi mathvariant="italic">PO</mi>
              <mn>4</mn>
            </msub>
          </mrow>
        </mtd>
      </mtr>
      <mtr>
        <mtd>
          <mrow>
            <msub>
              <mn>4.Ca</mn>
              <mn>3</mn>
            </msub>
            <msub>
              <mrow>
                <mo stretchy="false">(</mo>
                <msub>
                  <mi mathvariant="italic">PO</mi>
                  <mn>4</mn>
                </msub>
                <mo stretchy="false">)</mo>
              </mrow>
              <mn>2</mn>
            </msub>
          </mrow>
        </mtd>
      </mtr>
    </mtable>
    <annotation encoding="StarMath 5.0">alignl  1. (СaOH^{+`})_3 PO_4 ^{3-`}  newline
alignl  2. Ca (H_2 PO_4)_2 newline
alignl 3.Ca H PO_4 newline
alignl 4.Ca_3(PO_4)_2  </annotation>
  </semantics>
</math>
</file>

<file path=Object 2/content.xml><?xml version="1.0" encoding="utf-8"?>
<math xmlns="http://www.w3.org/1998/Math/MathML">
  <semantics>
    <mrow>
      <msub>
        <mi mathvariant="italic">Na</mi>
        <mn>2</mn>
      </msub>
      <mrow>
        <mi>O</mi>
        <mo stretchy="false">+</mo>
        <msub>
          <mi>H</mi>
          <mn>2</mn>
        </msub>
      </mrow>
      <mi>O</mi>
      <mo stretchy="false">→</mo>
      <mn>2</mn>
      <mi mathvariant="italic">NaOH</mi>
    </mrow>
    <annotation encoding="StarMath 5.0">Na_2 O +H_2 O rightarrow 2 NaOH</annotation>
  </semantics>
</math>
</file>

<file path=Object 3/content.xml><?xml version="1.0" encoding="utf-8"?>
<math xmlns="http://www.w3.org/1998/Math/MathML">
  <semantics>
    <mtable>
      <mtr>
        <mtd>
          <mrow>
            <mn>2</mn>
            <mrow>
              <mi mathvariant="italic">NaOH</mi>
              <mo stretchy="false">+</mo>
              <msub>
                <mi mathvariant="italic">MgSO</mi>
                <mn>4</mn>
              </msub>
            </mrow>
            <mo stretchy="false">→</mo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i mathvariant="italic">Mg</mi>
            </mrow>
            <mrow>
              <mo stretchy="false">(</mo>
              <mi mathvariant="italic">OH</mi>
              <mo stretchy="false">)</mo>
            </mrow>
            <mn>2</mn>
            <mo stretchy="false">↓</mo>
          </mrow>
        </mtd>
      </mtr>
      <mtr>
        <mtd>
          <mrow>
            <mn>2</mn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 mathvariant="italic">Mg</mi>
                <mrow>
                  <mn>2</mn>
                  <mo stretchy="false">+</mo>
                  <mi/>
                </mrow>
              </msup>
            </mrow>
            <mo stretchy="false">→</mo>
            <mi mathvariant="italic">Mg</mi>
            <msub>
              <mrow>
                <mo stretchy="false">(</mo>
                <mi mathvariant="italic">OH</mi>
                <mo stretchy="false">)</mo>
              </mrow>
              <mn>2</mn>
            </msub>
            <mo stretchy="false">↓</mo>
          </mrow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sub>
              <mi mathvariant="italic">BaSO</mi>
              <mn>4</mn>
            </msub>
            <mrow>
              <mo stretchy="false">↓</mo>
              <mo stretchy="false">+</mo>
              <mn>2</mn>
            </mrow>
            <mi mathvariant="italic">NaOH</mi>
          </mrow>
        </mtd>
      </mtr>
      <mtr>
        <mtd>
          <mrow>
            <mn>3</mn>
            <mi mathvariant="italic">C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b>
              <mi>K</mi>
              <mn>3</mn>
            </msub>
            <msub>
              <mi mathvariant="italic">PO</mi>
              <mn>4</mn>
            </msub>
            <mo stretchy="false">→</mo>
            <msub>
              <mi mathvariant="italic">Ca</mi>
              <mn>3</mn>
            </msub>
            <msub>
              <mrow>
                <mo stretchy="false">(</mo>
                <msub>
                  <mi mathvariant="italic">PO</mi>
                  <mn>4</mn>
                </msub>
                <mo stretchy="false">)</mo>
              </mrow>
              <mn>2</mn>
            </msub>
            <mrow>
              <mo stretchy="false">↓</mo>
              <mo stretchy="false">+</mo>
              <mn>6</mn>
            </mrow>
            <mi mathvariant="italic">KOH</mi>
          </mrow>
        </mtd>
      </mtr>
    </mtable>
    <annotation encoding="StarMath 5.0">2 NaOH + MgSO_4 rightarrow Na_2 SO_4 +Mg(OH)2 downarrow newline
2 OH^{-`} +Mg^{2+`} rightarrow Mg(OH)_2 downarrow newline
Ba(OH)_2 + Na_2 SO_4 rightarrow BaSO_4 downarrow + 2 NaOH newline
3 Ca(OH)_2 + 2 K_3 PO_4 rightarrow Ca_3 (PO_4)_2 downarrow  + 6 KOH</annotation>
  </semantics>
</math>
</file>

<file path=Object 4/content.xml><?xml version="1.0" encoding="utf-8"?>
<math xmlns="http://www.w3.org/1998/Math/MathML">
  <semantics>
    <mtable>
      <mtr>
        <mtd>
          <mrow>
            <mn>2</mn>
            <msub>
              <mi>H</mi>
              <mn>2</mn>
            </msub>
            <mrow>
              <mi>O</mi>
              <mo stretchy="false">+</mo>
              <mn>2</mn>
            </mrow>
            <mrow>
              <mi mathvariant="italic">NaOH</mi>
              <mo stretchy="false">+</mo>
              <mi mathvariant="italic">Zn</mi>
            </mrow>
            <mover>
              <mo stretchy="false">→</mo>
              <mrow>
                <mi>p</mi>
                <mo stretchy="false">−</mo>
                <mi>p</mi>
              </mrow>
            </mover>
            <mi mathvariant="italic">Na</mi>
            <mrow>
              <mrow>
                <mo stretchy="false">[</mo>
                <mrow>
                  <mi mathvariant="italic">Zn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sub>
                <mi>H</mi>
                <mn>2</mn>
              </msub>
            </mrow>
          </mrow>
        </mtd>
      </mtr>
      <mtr>
        <mtd>
          <mrow>
            <mrow>
              <mi mathvariant="italic">NaOH</mi>
              <mo stretchy="false">+</mo>
              <mi mathvariant="italic">Al</mi>
            </mrow>
            <mover>
              <mo stretchy="false">→</mo>
              <mrow>
                <mi>p</mi>
                <mo stretchy="false">−</mo>
                <mi>p</mi>
              </mrow>
            </mover>
            <mi mathvariant="italic">Na</mi>
            <mrow>
              <mo stretchy="false">[</mo>
              <mrow>
                <mi mathvariant="italic">Al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Fe</mi>
              <mo stretchy="false">+</mo>
              <mi mathvariant="italic">NaOH</mi>
            </mrow>
            <mrow>
              <mo stretchy="false">→</mo>
              <mo stretchy="false">/</mo>
              <mi/>
            </mrow>
            <mrow>
              <mo stretchy="false">(</mo>
              <mrow>
                <mi mathvariant="italic">т.к.</mi>
                <mi mathvariant="italic">есть</mi>
                <mi mathvariant="italic">FeO</mi>
              </mrow>
              <mo stretchy="false">)</mo>
            </mrow>
          </mrow>
        </mtd>
      </mtr>
    </mtable>
    <annotation encoding="StarMath 5.0">2 H_2 O +2 NaOH +Zn rightarrow  csup{p-p} Na [Zn(OH)_4]+H_2 newline
NaOH +Al rightarrow  csup{p-p} Na [Al(OH)_4] newline
Fe + NaOH rightarrow /` (т.к. есть FeO)   </annotation>
  </semantics>
</math>
</file>

<file path=Object 6/content.xml><?xml version="1.0" encoding="utf-8"?>
<math xmlns="http://www.w3.org/1998/Math/MathML">
  <semantics>
    <mtable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6</mn>
            </mrow>
            <mi mathvariant="italic">NaOH</mi>
            <mo stretchy="false">→</mo>
            <mn>2</mn>
            <msub>
              <mi mathvariant="italic">Na</mi>
              <mn>3</mn>
            </msub>
            <mrow>
              <msub>
                <mi mathvariant="italic">PO</mi>
                <mn>4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i mathvariant="italic">NaOH</mi>
              <mo stretchy="false">+</mo>
              <mi mathvariant="italic">ZnO</mi>
            </mrow>
            <mover>
              <mo stretchy="false">→</mo>
              <mi mathvariant="italic">распл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</mn>
            <mrow>
              <mrow>
                <mi mathvariant="italic">NaOH</mi>
                <mo stretchy="false">+</mo>
                <mi mathvariant="italic">ZnO</mi>
              </mrow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p</mi>
                <mo stretchy="false">−</mo>
                <mi>p</mi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</mtable>
    <annotation encoding="StarMath 5.0">P_2 O_5 + 6 NaOH rightarrow 2 Na_3 PO_4 +3 H_2 O newline
2 NaOH + ZnO rightarrow  csup{распл.} Na_2 ZnO_2 +H_2 O newline
2 NaOH + ZnO + H_2 O rightarrow csup{p-p} Na_2 [Zn(OH)_4]
</annotation>
  </semantics>
</math>
</file>

<file path=Object 7/content.xml><?xml version="1.0" encoding="utf-8"?>
<math xmlns="http://www.w3.org/1998/Math/MathML">
  <semantics>
    <mtable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row>
              <mi mathvariant="italic">NaOH</mi>
              <mo stretchy="false">+</mo>
              <mi mathvariant="italic">Al</mi>
            </mrow>
            <msub>
              <mrow>
                <mo stretchy="false">(</mo>
                <mi mathvariant="italic">OH</mi>
                <mo stretchy="false">)</mo>
              </mrow>
              <mn>3</mn>
            </msub>
            <mo stretchy="false">→</mo>
            <mi mathvariant="italic">Na</mi>
            <mrow>
              <mo stretchy="false">[</mo>
              <mrow>
                <mi mathvariant="italic">Al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i mathvariant="italic">Al</mi>
            </mrow>
            <msub>
              <mrow>
                <mo stretchy="false">(</mo>
                <mi mathvariant="italic">OH</mi>
                <mo stretchy="false">)</mo>
              </mrow>
              <mn>3</mn>
            </msub>
            <mo stretchy="false">→</mo>
            <msup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row>
                <mo stretchy="false">−</mo>
                <mi/>
              </mrow>
            </msup>
          </mrow>
        </mtd>
      </mtr>
    </mtable>
    <annotation encoding="StarMath 5.0">NaOH +HCl rightarrow NaCl + H_2 O newline
OH^{-`} + H^{+`} rightarrow H_2 O newline
NaOH + Al(OH)_3 rightarrow Na[Al(OH)_4] newline
OH^{-`}+Al(OH)_3 rightarrow [Al(OH)_4]^{-`}</annotation>
  </semantics>
</math>
</file>

<file path=Object 8/content.xml><?xml version="1.0" encoding="utf-8"?>
<math xmlns="http://www.w3.org/1998/Math/MathML">
  <semantics>
    <mrow>
      <mi mathvariant="italic">Са</mi>
      <mrow>
        <msub>
          <mrow>
            <mo stretchy="false">(</mo>
            <mi mathvariant="italic">OH</mi>
            <mo stretchy="false">)</mo>
          </mrow>
          <mn>2</mn>
        </msub>
        <mo stretchy="false">+</mo>
        <msub>
          <mi>H</mi>
          <mn>3</mn>
        </msub>
      </mrow>
      <msub>
        <mi mathvariant="italic">PO</mi>
        <mn>4</mn>
      </msub>
      <mi>?</mi>
    </mrow>
    <annotation encoding="StarMath 5.0">Са(OH)_2 + H_3 PO_4 ?</annotation>
  </semantics>
</math>
</file>

<file path=Object 9/content.xml><?xml version="1.0" encoding="utf-8"?>
<math xmlns="http://www.w3.org/1998/Math/MathML">
  <semantics>
    <mrow>
      <mi mathvariant="italic">Ca</mi>
      <msub>
        <mrow>
          <mo stretchy="false">(</mo>
          <mi mathvariant="italic">OH</mi>
          <mo stretchy="false">)</mo>
        </mrow>
        <mn>2</mn>
      </msub>
    </mrow>
    <annotation encoding="StarMath 5.0">Ca(OH)_2</annotation>
  </semantics>
</math>
</file>